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4.0028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 style:writing-mode="rl-tb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1636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ROGRAM:</text:p>
          </table:table-cell>
          <table:table-cell table:style-name="ce5" office:value-type="string" calcext:value-type="string">
            <text:p>if (lineList.done()) <text:s text:c="2"/>return;</text:p>
          </table:table-cell>
          <table:table-cell table:style-name="ce6" table:number-columns-repeated="2"/>
          <table:table-cell table:style-name="ce6" office:value-type="string" calcext:value-type="string">
            <text:p>exec+</text:p>
          </table:table-cell>
          <table:table-cell table:style-name="ce6"/>
          <table:table-cell table:style-name="ce6" office:value-type="string" calcext:value-type="string">
            <text:p>exec-</text:p>
          </table:table-cell>
          <table:table-cell table:number-columns-repeated="2" table:style-name="ce6" office:value-type="string" calcext:value-type="string">
            <text:p>exec+</text:p>
          </table:table-cell>
          <table:table-cell table:style-name="ce6"/>
          <table:table-cell table:style-name="ce6" office:value-type="string" calcext:value-type="string">
            <text:p>exec-</text:p>
          </table:table-cell>
          <table:table-cell table:style-name="ce6" table:number-columns-repeated="2"/>
          <table:table-cell table:style-name="ce6" office:value-type="string" calcext:value-type="string">
            <text:p>exec-</text:p>
          </table:table-cell>
          <table:table-cell table:style-name="ce6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<text:s text:c="4"/>while (tru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 x=2</text:p>
          </table:table-cell>
          <table:table-cell office:value-type="string" calcext:value-type="string">
            <text:p><text:s text:c="4"/>{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 if x==2</text:p>
          </table:table-cell>
          <table:table-cell office:value-type="string" calcext:value-type="string">
            <text:p><text:s text:c="8"/>if (lineList.done()) <text:s/>return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 <text:s text:c="4"/>x+100</text:p>
          </table:table-cell>
          <table:table-cell office:value-type="string" calcext:value-type="string">
            <text:p><text:s text:c="8"/>line = lineList.pop();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3 else</text:p>
          </table:table-cell>
          <table:table-cell office:value-type="string" calcext:value-type="string">
            <text:p><text:s text:c="8"/>cout &lt;&lt; "\nat line " &lt;&lt; lineList.cursor - 1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4 <text:s text:c="4"/>x+200</text:p>
          </table:table-cell>
          <table:table-cell office:value-type="string" calcext:value-type="string">
            <text:p><text:s text:c="8"/>switch (line.front().opcode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5 <text:s text:c="4"/>if x==3</text:p>
          </table:table-cell>
          <table:table-cell office:value-type="string" calcext:value-type="string">
            <text:p><text:s text:c="8"/>case OC::dif: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 <text:s text:c="8"/>x+300</text:p>
          </table:table-cell>
          <table:table-cell office:value-type="string" calcext:value-type="string">
            <text:p><text:s text:c="12"/>line.erase(line.begin())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 <text:s text:c="4"/>else</text:p>
          </table:table-cell>
          <table:table-cell office:value-type="string" calcext:value-type="string">
            <text:p><text:s text:c="12"/>if (condition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 <text:s text:c="8"/>x+400</text:p>
          </table:table-cell>
          <table:table-cell office:value-type="string" calcext:value-type="string">
            <text:p><text:s text:c="16"/>if (calc(line, vartabel)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9 <text:s text:c="4"/>end</text:p>
          </table:table-cell>
          <table:table-cell table:style-name="ce2" office:value-type="string" calcext:value-type="string">
            <text:p><text:s text:c="20"/>exec(line, lineList, vartabel, prt, true);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10 <text:s text:c="4"/>10</text:p>
          </table:table-cell>
          <table:table-cell office:value-type="string" calcext:value-type="string">
            <text:p><text:s text:c="20"/>if (line.front().opcode == OC::delse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1 end</text:p>
          </table:table-cell>
          <table:table-cell office:value-type="string" calcext:value-type="string">
            <text:p><text:s text:c="24"/>line = lineList.pop()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12 if x==2</text:p>
          </table:table-cell>
          <table:table-cell table:style-name="ce2" office:value-type="string" calcext:value-type="string">
            <text:p><text:s text:c="24"/>exec(line, lineList, vartabel, prt, false);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13 <text:s text:c="4"/>x+1000</text:p>
          </table:table-cell>
          <table:table-cell office:value-type="string" calcext:value-type="string">
            <text:p><text:s text:c="24"/>cout &lt;&lt; "delse 65" &lt;&lt; endl;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14 end</text:p>
          </table:table-cell>
          <table:table-cell office:value-type="string" calcext:value-type="string">
            <text:p><text:s text:c="16"/>el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12</text:p>
          </table:table-cell>
          <table:table-cell office:value-type="string" calcext:value-type="string">
            <text:p><text:s text:c="20"/>exec(line, lineList, vartabel, prt, false);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6 13 </text:p>
          </table:table-cell>
          <table:table-cell office:value-type="string" calcext:value-type="string">
            <text:p><text:s text:c="20"/>if (line.front().opcode == OC::delse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7 end</text:p>
          </table:table-cell>
          <table:table-cell table:style-name="ce2" office:value-type="string" calcext:value-type="string">
            <text:p><text:s text:c="24"/>exec(line, lineList, vartabel, prt, true);</text:p>
          </table:table-cell>
          <table:table-cell table:style-name="ce2" table:number-columns-repeated="16382"/>
        </table:table-row>
        <table:table-row table:style-name="ro1">
          <table:table-cell/>
          <table:table-cell office:value-type="string" calcext:value-type="string">
            <text:p><text:s text:c="24"/>cout &lt;&lt; "delse 74" &lt;&lt; endl;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2"/>els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6"/>cout &lt;&lt; " ------------SKIP"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2" office:value-type="string" calcext:value-type="string">
            <text:p><text:s text:c="16"/>exec(line, lineList, vartabel, prt, false);</text:p>
          </table:table-cell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style-name="ce2" table:number-columns-repeated="16376"/>
        </table:table-row>
        <table:table-row table:style-name="ro1">
          <table:table-cell/>
          <table:table-cell office:value-type="string" calcext:value-type="string">
            <text:p><text:s text:c="12"/>break;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<text:s text:c="8"/>case OC::delse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2"/>if (lineList.done()) <text:s text:c="4"/>return;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<text:s text:c="12"/>return;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8"/>case OC::end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2"/>if (lineList.done())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s text:c="16"/>return;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2"/>if (!condition)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s text:c="16"/>cout &lt;&lt; " ------------SKIP";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<text:s text:c="12"/>return;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nd!!!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<text:s text:c="8"/>default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2"/>if (!condition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<text:s text:c="16"/>cout &lt;&lt; " ------------SKIP";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2"/>els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 text:c="16"/>calcandprint(line, vartabel, true, false)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<text:s text:c="12"/>break;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/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16381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-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f-</text:p>
          </table:table-cell>
          <table:table-cell table:number-columns-repeated="16371"/>
        </table:table-row>
        <table:table-row table:style-name="ro1">
          <table:table-cell table:style-name="ce4" table:number-columns-repeated="16384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9:30:40.073643014</meta:creation-date>
    <dc:date>2024-05-29T22:36:06.272622627</dc:date>
    <meta:editing-duration>PT1H29M9S</meta:editing-duration>
    <meta:editing-cycles>1</meta:editing-cycles>
    <meta:document-statistic meta:table-count="1" meta:cell-count="144" meta:object-count="0"/>
    <meta:generator>LibreOffice/24.2.3.2$Linux_X86_64 LibreOffice_project/4f88f79086d18691a72ac668802d5bc5b5a88122</meta:generator>
  </office:meta>
</office:document-meta>
</file>